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70ac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9425" officeooo:paragraph-rsid="00070ac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d926" officeooo:paragraph-rsid="00070a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f099" officeooo:paragraph-rsid="00070ac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447a" officeooo:paragraph-rsid="00070a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weight="normal" officeooo:rsid="000c9425" officeooo:paragraph-rsid="00070ac6" style:font-weight-asian="normal" style:font-weight-complex="normal"/>
    </style:style>
    <style:style style:name="P7" style:family="paragraph" style:parent-style-name="Standard">
      <style:text-properties officeooo:rsid="000b5dd0" officeooo:paragraph-rsid="00070ac6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70ac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70ac6" officeooo:paragraph-rsid="00070ac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70ac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13fb" officeooo:paragraph-rsid="00070ac6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70a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866f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9541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66f5" officeooo:paragraph-rsid="000866f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13fb" officeooo:paragraph-rsid="00070ac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e447a" officeooo:paragraph-rsid="00070ac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70ac6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1413fb" officeooo:paragraph-rsid="00070ac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70ac6" officeooo:paragraph-rsid="00070ac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866f5" officeooo:paragraph-rsid="000866f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866f5" officeooo:paragraph-rsid="000a33c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8e9fe" officeooo:paragraph-rsid="0008e9f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8e9fe" officeooo:paragraph-rsid="0008e9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447a" officeooo:paragraph-rsid="00070ac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9541c" officeooo:paragraph-rsid="0009541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10 Pitch" fo:font-size="13pt" style:text-underline-style="none" fo:font-weight="bold" officeooo:rsid="001413fb" officeooo:paragraph-rsid="00070ac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urier 10 Pitch" fo:font-size="13pt" style:text-underline-style="none" fo:font-weight="normal" officeooo:rsid="0009541c" officeooo:paragraph-rsid="0009541c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70ac6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866f5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8e9fe" style:font-size-asian="13pt" style:font-weight-asian="bold" style:font-size-complex="13pt" style:font-weight-complex="bold"/>
    </style:style>
    <style:style style:name="P32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70ac6"/>
    </style:style>
    <style:style style:name="T1" style:family="text">
      <style:text-properties officeooo:rsid="000e7ab7"/>
    </style:style>
    <style:style style:name="T2" style:family="text">
      <style:text-properties officeooo:rsid="000c9425"/>
    </style:style>
    <style:style style:name="T3" style:family="text">
      <style:text-properties officeooo:rsid="000cd926"/>
    </style:style>
    <style:style style:name="T4" style:family="text">
      <style:text-properties officeooo:rsid="000cf099"/>
    </style:style>
    <style:style style:name="T5" style:family="text">
      <style:text-properties officeooo:rsid="00070ac6"/>
    </style:style>
    <style:style style:name="T6" style:family="text">
      <style:text-properties style:font-name="Courier 10 Pitch"/>
    </style:style>
    <style:style style:name="T7" style:family="text">
      <style:text-properties officeooo:rsid="000866f5"/>
    </style:style>
    <style:style style:name="T8" style:family="text">
      <style:text-properties officeooo:rsid="0008e9fe"/>
    </style:style>
    <style:style style:name="T9" style:family="text">
      <style:text-properties officeooo:rsid="000a3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akel María Brynjólfsdóttir<text:tab/><text:tab/><text:tab/><text:tab/><text:tab/><text:tab/><text:tab/><text:tab/><text:span text:style-name="T1"><text:tab/><text:tab/><text:tab/></text:span>rmb3@hi.is</text:p>
      <text:p text:style-name="P7">Dæmahópur 9<text:tab/><text:tab/><text:tab/><text:tab/><text:tab/><text:tab/><text:tab/><text:tab/><text:tab/><text:tab/><text:span text:style-name="T1"><text:tab/><text:tab/><text:tab/></text:span>skil: <text:span text:style-name="T2">18.</text:span>0<text:span text:style-name="T5">9</text:span>.15</text:p>
      <text:p text:style-name="P7">Dæmatímakennari: Kristófer Montazeri</text:p>
      <text:p text:style-name="P7"/>
      <text:p text:style-name="P8">Tölvunarfræði 1</text:p>
      <text:p text:style-name="P9">Heimadæmi 3</text:p>
      <text:p text:style-name="P10"><text:s text:c="76"/><text:span text:style-name="T5"><text:s text:c="19"/></text:span><text:s text:c="18"/><text:span text:style-name="T1"><text:s text:c="27"/></text:span><text:s text:c="12"/></text:p>
      <text:p text:style-name="P11"/>
      <text:p text:style-name="P11">Dæmi 1</text:p>
      <text:p text:style-name="P19"/>
      <text:p text:style-name="P20">public class Equal3 <text:s/>{</text:p>
      <text:p text:style-name="P20"><text:tab/></text:p>
      <text:p text:style-name="P20"><text:tab/>public static void main (String[] args) {</text:p>
      <text:p text:style-name="P20"></text:p>
      <text:p text:style-name="P20"><text:tab/><text:tab/>int a = Integer.parseInt(args[0]);</text:p>
      <text:p text:style-name="P20"><text:tab/><text:tab/>int b = Integer.parseInt(args[1]);</text:p>
      <text:p text:style-name="P20"><text:tab/><text:tab/>int c = Integer.parseInt(args[2]);</text:p>
      <text:p text:style-name="P20"></text:p>
      <text:p text:style-name="P20"><text:tab/><text:tab/>if ( a == b &amp;&amp; a == c) {</text:p>
      <text:p text:style-name="P20"></text:p>
      <text:p text:style-name="P20"><text:tab/><text:tab/><text:tab/>System.out.println("Allt eins");</text:p>
      <text:p text:style-name="P20"><text:tab/><text:tab/>}</text:p>
      <text:p text:style-name="P20"><text:tab/><text:tab/></text:p>
      <text:p text:style-name="P20"><text:tab/><text:tab/>else System.out.println("Ekki eins");</text:p>
      <text:p text:style-name="P20"><text:tab/>}</text:p>
      <text:p text:style-name="P20">}</text:p>
      <text:p text:style-name="P6"/>
      <text:p text:style-name="P6"/>
      <text:p text:style-name="P12">Dæmi um keyrslu:</text:p>
      <text:p text:style-name="P12"/>
      <text:p text:style-name="P20">java Equal3 1 1 5</text:p>
      <text:p text:style-name="P20">Ekki eins</text:p>
      <text:p text:style-name="P20"/>
      <text:p text:style-name="P18">Dæmi <text:span text:style-name="T5">2</text:span></text:p>
      <text:p text:style-name="P18"/>
      <text:p text:style-name="P21">public class Hradi <text:s/>{</text:p>
      <text:p text:style-name="P21"><text:tab/></text:p>
      <text:p text:style-name="P21"><text:tab/>public static void main (String[] args) {</text:p>
      <text:p text:style-name="P21"></text:p>
      <text:p text:style-name="P21"><text:tab/>double þyngd = Double.parseDouble(args[0]);</text:p>
      <text:p text:style-name="P21"><text:tab/>double verð;</text:p>
      <text:p text:style-name="P21"></text:p>
      <text:p text:style-name="P21"><text:tab/>if (þyngd &gt; 25) {</text:p>
      <text:p text:style-name="P21"></text:p>
      <text:p text:style-name="P21"><text:tab/><text:tab/>System.out.println("Pakki er of þungur");</text:p>
      <text:p text:style-name="P21"><text:tab/>}</text:p>
      <text:p text:style-name="P21"><text:tab/></text:p>
      <text:p text:style-name="P21"><text:tab/>if (þyngd &lt;= 25 &amp;&amp; þyngd &gt; 0) {</text:p>
      <text:p text:style-name="P21"></text:p>
      <text:p text:style-name="P21"><text:soft-page-break/><text:tab/><text:tab/>verð = 2500+500*(Math.ceil(þyngd)-1);</text:p>
      <text:p text:style-name="P22"><text:tab/><text:tab/>System.out.println("Sendingakostnaður er "<text:span text:style-name="T9"> + </text:span>verð + " kr.");</text:p>
      <text:p text:style-name="P21"><text:tab/>}</text:p>
      <text:p text:style-name="P21"><text:tab/></text:p>
      <text:p text:style-name="P21"><text:tab/>if (þyngd &lt;= 0) {</text:p>
      <text:p text:style-name="P21"></text:p>
      <text:p text:style-name="P21"><text:tab/><text:tab/>System.out.println("Ólögleg þyngd");</text:p>
      <text:p text:style-name="P21"><text:tab/>}</text:p>
      <text:p text:style-name="P21"><text:tab/>}</text:p>
      <text:p text:style-name="P21">}</text:p>
      <text:p text:style-name="P27"/>
      <text:p text:style-name="P13">Dæmi um keyrslu:</text:p>
      <text:p text:style-name="P13"/>
      <text:p text:style-name="P21">java Hradi 2.6</text:p>
      <text:p text:style-name="P15"><text:span text:style-name="T6">Sendingakostnaður er 3500.0 kr</text:span>.</text:p>
      <text:p text:style-name="P15"/>
      <text:p text:style-name="P30">Dæmi <text:span text:style-name="T7">3</text:span></text:p>
      <text:p text:style-name="P30"/>
      <text:p text:style-name="P24">public class SlembiDagur <text:s/>{</text:p>
      <text:p text:style-name="P24"><text:tab/></text:p>
      <text:p text:style-name="P24"><text:tab/>public static void main (String[] args) {</text:p>
      <text:p text:style-name="P24"><text:tab/>int a = (int) (Math.random()*5)+1;</text:p>
      <text:p text:style-name="P24"></text:p>
      <text:p text:style-name="P24"><text:tab/>if (a == 1) System.out.println("Mánudagur");</text:p>
      <text:p text:style-name="P24"><text:tab/></text:p>
      <text:p text:style-name="P24"><text:tab/>if (a == 2) System.out.println("Þriðjudagur");</text:p>
      <text:p text:style-name="P24"><text:tab/></text:p>
      <text:p text:style-name="P24"><text:tab/>if (a == 3) System.out.println("Miðvikudagur");</text:p>
      <text:p text:style-name="P24"><text:tab/></text:p>
      <text:p text:style-name="P24"><text:tab/>if (a == 4) System.out.println("Fimmtudagur");</text:p>
      <text:p text:style-name="P24"><text:tab/></text:p>
      <text:p text:style-name="P24"><text:tab/>if (a == 5) System.out.println("Föstudagur");</text:p>
      <text:p text:style-name="P24"><text:tab/></text:p>
      <text:p text:style-name="P24"><text:tab/>}</text:p>
      <text:p text:style-name="P24">}</text:p>
      <text:p text:style-name="P24"/>
      <text:p text:style-name="P31">Dæmi <text:span text:style-name="T8">4</text:span></text:p>
      <text:p text:style-name="P25"/>
      <text:p text:style-name="P23">public class SlembiDagur2 <text:s/>{</text:p>
      <text:p text:style-name="P23"><text:tab/></text:p>
      <text:p text:style-name="P23"><text:tab/>public static void main (String[] args) {</text:p>
      <text:p text:style-name="P23"><text:tab/>int a = (int) (Math.random()*5)+1;</text:p>
      <text:p text:style-name="P23"></text:p>
      <text:p text:style-name="P23"><text:tab/>switch (a) {</text:p>
      <text:p text:style-name="P23"><text:tab/><text:tab/>case 1: System.out.println("Mánudagur");</text:p>
      <text:p text:style-name="P23"><text:tab/><text:tab/><text:tab/><text:tab/>break;</text:p>
      <text:p text:style-name="P23"><text:tab/><text:tab/>case 2: System.out.println("Þriðjudagur");</text:p>
      <text:p text:style-name="P23"><text:tab/><text:tab/><text:tab/><text:tab/>break;</text:p>
      <text:p text:style-name="P23"><text:tab/><text:tab/>case 3: System.out.println("Miðvikudagur");</text:p>
      <text:p text:style-name="P23"><text:tab/><text:tab/><text:tab/><text:tab/>break;</text:p>
      <text:p text:style-name="P23"><text:soft-page-break/><text:tab/><text:tab/>case 4: System.out.println("Fimmtudagur");</text:p>
      <text:p text:style-name="P23"><text:tab/><text:tab/><text:tab/><text:tab/>break;</text:p>
      <text:p text:style-name="P23"><text:tab/><text:tab/>case 5: System.out.println("Föstudagur");</text:p>
      <text:p text:style-name="P23"><text:tab/><text:tab/><text:tab/><text:tab/>break;</text:p>
      <text:p text:style-name="P23"><text:tab/>}</text:p>
      <text:p text:style-name="P23">}</text:p>
      <text:p text:style-name="P23">}</text:p>
      <text:p text:style-name="P25"/>
      <text:p text:style-name="P31">Dæmi <text:span text:style-name="T8">5</text:span></text:p>
      <text:p text:style-name="P31"/>
      <text:p text:style-name="P28">public class Median <text:s/>{</text:p>
      <text:p text:style-name="P28"><text:tab/></text:p>
      <text:p text:style-name="P28"><text:tab/>public static void main (String[] args) {</text:p>
      <text:p text:style-name="P28"><text:tab/><text:tab/>double a = Double.parseDouble(args[0]);</text:p>
      <text:p text:style-name="P28"><text:tab/><text:tab/>double b = Double.parseDouble(args[1]);</text:p>
      <text:p text:style-name="P28"><text:tab/><text:tab/>double c = Double.parseDouble(args[2]);</text:p>
      <text:p text:style-name="P28"><text:tab/><text:tab/>double min, med, max;</text:p>
      <text:p text:style-name="P28"><text:tab/><text:tab/>med = a;</text:p>
      <text:p text:style-name="P28"></text:p>
      <text:p text:style-name="P28"><text:tab/><text:tab/>if(b == c) med = b;</text:p>
      <text:p text:style-name="P28"><text:tab/><text:tab/>if(a &lt; b &amp;&amp; b &lt; c) med = b;</text:p>
      <text:p text:style-name="P28"><text:tab/><text:tab/>if(a &lt; c &amp;&amp; c &lt; b) med = c;</text:p>
      <text:p text:style-name="P28"><text:tab/><text:tab/>if(a &gt; b &amp;&amp; b &gt; c) med = b;</text:p>
      <text:p text:style-name="P28"><text:tab/><text:tab/>if(a &gt; c &amp;&amp; c &gt; b) med = c;</text:p>
      <text:p text:style-name="P28"></text:p>
      <text:p text:style-name="P28"><text:tab/><text:tab/>System.out.println(med + " er miðgildi");</text:p>
      <text:p text:style-name="P28"><text:tab/>}</text:p>
      <text:p text:style-name="P28">}</text:p>
      <text:p text:style-name="P31"/>
      <text:p text:style-name="P14">Dæmi um keyrslu:</text:p>
      <text:p text:style-name="P14"/>
      <text:p text:style-name="P26">java Median 1 2 1</text:p>
      <text:p text:style-name="P26">1.0 er miðgildi</text:p>
      <text:p text:style-name="P31"/>
      <text:p text:style-name="P1"><text:s text:c="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91in" fo:margin-right="0.2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9-17T14:19:21.849582612</meta:creation-date>
    <dc:date>2015-09-17T20:34:48.150890874</dc:date>
    <dc:creator>Rakel </dc:creator>
    <meta:editing-duration>PT4H59M41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3" meta:paragraph-count="115" meta:word-count="323" meta:character-count="2460" meta:non-whitespace-character-count="1756"/>
  </office:meta>
</office:document-meta>
</file>